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277" officeooo:paragraph-rsid="000a5277"/>
    </style:style>
    <style:style style:name="P2" style:family="paragraph" style:parent-style-name="Standard">
      <style:text-properties officeooo:rsid="000c3b64" officeooo:paragraph-rsid="000c3b64"/>
    </style:style>
    <style:style style:name="T1" style:family="text">
      <style:text-properties officeooo:rsid="000f5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as a programacao pareada:</text:p>
      <text:p text:style-name="P1"/>
      <text:p text:style-name="P1">- reunioes</text:p>
      <text:p text:style-name="P1">- wiki</text:p>
      <text:p text:style-name="P1">- forum</text:p>
      <text:p text:style-name="P1"/>
      <text:p text:style-name="P2"><text:span text:style-name="T1">T</text:span>estes de aceitacao - simula o usu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0:11:53.129439706</meta:creation-date>
    <meta:generator>LibreOffice/4.2.4.2$Linux_X86_64 LibreOffice_project/420m0$Build-2</meta:generator>
    <dc:date>2015-08-12T10:15:15.311663825</dc:date>
    <meta:editing-duration>PT1M6S</meta:editing-duration>
    <meta:editing-cycles>4</meta:editing-cycles>
    <meta:document-statistic meta:table-count="0" meta:image-count="0" meta:object-count="0" meta:page-count="1" meta:paragraph-count="5" meta:word-count="17" meta:character-count="96" meta:non-whitespace-character-count="84"/>
  </office:meta>
</office:document-meta>
</file>